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F000002AD535440ACD309EBFC.png" manifest:media-type="image/png"/>
  <manifest:file-entry manifest:full-path="Pictures/1000000100000109000002B6A1E34F1DD6547B57.png" manifest:media-type="image/png"/>
  <manifest:file-entry manifest:full-path="Pictures/1000000100000114000002A722E2540E995C5F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5.435cm" svg:y="0.115cm" svg:width="5.757cm" svg:height="14.626cm" draw:z-index="0"><draw:image xlink:href="Pictures/1000000100000109000002B6A1E34F1DD6547B57.png" xlink:type="simple" xlink:show="embed" xlink:actuate="onLoad" draw:mime-type="image/png"/></draw:frame><draw:frame draw:style-name="fr1" draw:name="Image3" text:anchor-type="char" svg:x="11.19cm" svg:y="0.115cm" svg:width="6.539cm" svg:height="16.088cm" draw:z-index="1"><draw:image xlink:href="Pictures/1000000100000114000002A722E2540E995C5F34.png" xlink:type="simple" xlink:show="embed" xlink:actuate="onLoad" draw:mime-type="image/png"/></draw:frame><draw:frame draw:style-name="fr1" draw:name="Image2" text:anchor-type="char" svg:x="-0.099cm" svg:y="-0.064cm" svg:width="5.692cm" svg:height="14.383cm" draw:z-index="2"><draw:image xlink:href="Pictures/100000010000010F000002AD535440ACD309EB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01:09:31.711000000</meta:creation-date>
    <dc:date>2023-11-09T01:15:36.533000000</dc:date>
    <meta:editing-duration>PT6M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